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Standard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quirements </text:p>
      <text:p text:style-name="P1"/>
      <text:p text:style-name="P1">Game overview</text:p>
      <text:p text:style-name="P1"/>
      <text:p text:style-name="P2">Multiple maps that represent either cities or battle grounds which contain buildings which can produce resources and produce units. <text:s/>The game is based in ancient Iraq. Units produced by the buildings can either build other buildings or attack the opponent's units.</text:p>
      <text:p text:style-name="P2"/>
      <text:p text:style-name="P1">Units </text:p>
      <text:p text:style-name="P1"/>
      <text:p text:style-name="P2">-Units described in classes </text:p>
      <text:p text:style-name="P2"/>
      <text:p text:style-name="P2">-Fight with range </text:p>
      <text:p text:style-name="P2"/>
      <text:p text:style-name="P2">-Fight with differing turn numbers </text:p>
      <text:p text:style-name="P2"/>
      <text:p text:style-name="P2">-Requires gold and/or food upkeep</text:p>
      <text:p text:style-name="P2"/>
      <text:p text:style-name="P2">-Gold and/or food is needed to build unit as well</text:p>
      <text:p text:style-name="P2"/>
      <text:p text:style-name="P2">-Takes up one turn</text:p>
      <text:p text:style-name="P1"/>
      <text:p text:style-name="P1">Resources</text:p>
      <text:p text:style-name="P1"/>
      <text:p text:style-name="P2">-Two resources</text:p>
      <text:p text:style-name="P2"><text:tab/>-Gold</text:p>
      <text:p text:style-name="P2"><text:tab/>-Food</text:p>
      <text:p text:style-name="P2"/>
      <text:p text:style-name="P2">-Gold mines </text:p>
      <text:p text:style-name="P2"><text:tab/>-Level one</text:p>
      <text:p text:style-name="P2"><text:tab/>-Level two</text:p>
      <text:p text:style-name="P2"><text:tab/>-Level three </text:p>
      <text:p text:style-name="P2"/>
      <text:p text:style-name="P2">-Farm </text:p>
      <text:p text:style-name="P2"><text:tab/>-retrieves food</text:p>
      <text:p text:style-name="P1"/>
      <text:p text:style-name="P1">Buildings </text:p>
      <text:p text:style-name="P1"/>
      <text:p text:style-name="P2">-Buildings described in classes</text:p>
      <text:p text:style-name="P2"/>
      <text:p text:style-name="P2">-Unit creation buildings have lists of units to be created </text:p>
      <text:p text:style-name="P2"><text:tab/>-Units appear just outside the building </text:p>
      <text:p text:style-name="P2"/>
      <text:p text:style-name="P2">-There are way points </text:p>
      <text:p text:style-name="P2"/>
      <text:p text:style-name="P2">-Takes up multiple squares </text:p>
      <text:p text:style-name="P2"/>
      <text:p text:style-name="P2">-Towers can be involved in a fight</text:p>
      <text:p text:style-name="P1"/>
      <text:p text:style-name="P1">Maps</text:p>
      <text:p text:style-name="P1"/>
      <text:p text:style-name="P2">-Made up of multiple squares </text:p>
      <text:p text:style-name="P2"><text:soft-page-break/></text:p>
      <text:p text:style-name="P2">-Roughly: 10000 x 10000</text:p>
      <text:p text:style-name="P2"/>
      <text:p text:style-name="P2"/>
      <text:p text:style-name="P2">-City maps </text:p>
      <text:p text:style-name="P2"><text:tab/>-Can build all buildings </text:p>
      <text:p text:style-name="P2"><text:tab/>-Has the map states</text:p>
      <text:p text:style-name="P2"><text:tab/>-Is ruled over by a player</text:p>
      <text:p text:style-name="P2"/>
      <text:p text:style-name="P2">-Battleground map</text:p>
      <text:p text:style-name="P2"><text:tab/>-Can only build resource buildings </text:p>
      <text:p text:style-name="P2"><text:tab/>-Can't be ruled over hence no royal palace or map states </text:p>
      <text:p text:style-name="P2"/>
      <text:p text:style-name="P1"/>
      <text:p text:style-name="P1">Diplomacy</text:p>
      <text:p text:style-name="P1"/>
      <text:p text:style-name="P2">-Players are either enemies or allies with other players </text:p>
      <text:p text:style-name="P2"/>
      <text:p text:style-name="P2">-Choose between locking or non-locking diplomacy</text:p>
      <text:p text:style-name="P1"/>
      <text:p text:style-name="P1">GUI</text:p>
      <text:p text:style-name="P1"/>
      <text:p text:style-name="P2">-box containing selected building or unit information and buttons</text:p>
      <text:p text:style-name="P2"/>
      <text:p text:style-name="P2">-box with nation map behind and map's in front </text:p>
      <text:p text:style-name="P2"/>
      <text:p text:style-name="P2">-button that opens up a window where the player's diplomacy can be changed</text:p>
      <text:p text:style-name="P2"/>
      <text:p text:style-name="P2">-A button that opens up the game menu </text:p>
      <text:p text:style-name="P2"/>
      <text:p text:style-name="P2">-A panel that shows the scores of the players </text:p>
      <text:p text:style-name="P1"/>
      <text:p text:style-name="P1">Game Menu</text:p>
      <text:p text:style-name="P1"/>
      <text:p text:style-name="P2">-Exit button to main menu </text:p>
      <text:p text:style-name="P2"/>
      <text:p text:style-name="P2">-Save button that saves the game </text:p>
      <text:p text:style-name="P2"/>
      <text:p text:style-name="P2">-Options</text:p>
      <text:p text:style-name="P2"><text:tab/>-Music volume</text:p>
      <text:p text:style-name="P2"><text:tab/>-Screen size</text:p>
      <text:p text:style-name="P1"/>
      <text:p text:style-name="P1">Main Menu</text:p>
      <text:p text:style-name="P1"/>
      <text:p text:style-name="P2">-Start Game</text:p>
      <text:p text:style-name="P2"/>
      <text:p text:style-name="P2">-Restore Game</text:p>
      <text:p text:style-name="P2"/>
      <text:p text:style-name="P2">-Join Game </text:p>
      <text:p text:style-name="P2"/>
      <text:p text:style-name="P2">-Exit Game </text:p>
      <text:p text:style-name="P2"/>
      <text:p text:style-name="P2"><text:soft-page-break/>-Has music over the top </text:p>
      <text:p text:style-name="P1"/>
      <text:p text:style-name="P1"/>
      <text:p text:style-name="P1"/>
      <text:p text:style-name="P1">Network</text:p>
      <text:p text:style-name="P1"/>
      <text:p text:style-name="P2">-Server holds the game's information <text:s/></text:p>
      <text:p text:style-name="P2"/>
      <text:p text:style-name="P2">-Client takes information from the server and displays the GUI </text:p>
      <text:p text:style-name="P2"/>
      <text:p text:style-name="P2">-To restore a game from a saved game </text:p>
      <text:p text:style-name="P1"/>
      <text:p text:style-name="P1">Game rules</text:p>
      <text:p text:style-name="P2"/>
      <text:p text:style-name="P2">-Map states </text:p>
      <text:p text:style-name="P2"><text:tab/>-State 1: No royal palace, buildings is ruled over by no player</text:p>
      <text:p text:style-name="P2"><text:tab/>-State 2: Player X has Royal palace in this map hence that player rules over that map</text:p>
      <text:p text:style-name="P2"/>
      <text:p text:style-name="P2">-When a player rules over no maps they lose</text:p>
      <text:p text:style-name="P2"/>
      <text:p text:style-name="P2">-When all of a player's opponents lose, then that player wins</text:p>
      <text:p text:style-name="P2"/>
      <text:p text:style-name="P2">-Allied victory applies </text:p>
      <text:p text:style-name="P2"/>
      <text:p text:style-name="P2">-Players should have a running sco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5-04-10T17:54:31.53</meta:creation-date>
    <dc:date>2015-04-11T10:42:35.41</dc:date>
    <dc:creator>Harry Martin</dc:creator>
    <meta:editing-duration>PT1H56M7S</meta:editing-duration>
    <meta:editing-cycles>31</meta:editing-cycles>
    <meta:generator>OpenOffice/4.1.1$Win32 OpenOffice.org_project/411m6$Build-9775</meta:generator>
    <meta:document-statistic meta:table-count="0" meta:image-count="0" meta:object-count="0" meta:page-count="3" meta:paragraph-count="70" meta:word-count="356" meta:character-count="2108"/>
  </office:meta>
</office:document-meta>
</file>